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6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p" table:style-name="ta1">
        <table:shapes>
          <draw:frame draw:z-index="0" draw:style-name="gr1" draw:text-style-name="P1" svg:width="453.51pt" svg:height="255.09pt" svg:x="194.85pt" svg:y="2.83pt">
            <loext:p draw:notify-on-update-of-ranges="Top.A1:Top.A1 Top.A2:Top.A18 Top.B1:Top.B1 Top.B2:Top.B18 Top.C1:Top.C1 Top.C2:Top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Cs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#Hermed fold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/>
        </table:table-row>
      </table:table>
      <table:table table:name="Side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Csh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Cut trace on final board?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~Mid range with four parallel caps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Low with four parallel caps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K, but no high band…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Crap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etty good… Could go a little highe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ot well matched. OK resonance f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k but not above 6 dB RL, mid band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y good mid band – poor low band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etty good… Could go a little higher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onances seem good. Tuning cap has gone off :(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etty good… Could go a little higher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sonances ok. Matching bad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ow band ok. Mid = bad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etty good both mid and low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tarts sweep above low band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weeps to below low band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tter crap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ning down = no good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te good low+mid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ned to new low end of low band. Mid band g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2:11:14.836136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10:42.691098934</meta:creation-date>
    <dc:date>2016-04-27T16:30:54.873861962</dc:date>
    <meta:editing-duration>P1DT1H40M6S</meta:editing-duration>
    <meta:editing-cycles>77</meta:editing-cycles>
    <meta:generator>LibreOffice/5.1.1.3$Linux_X86_64 LibreOffice_project/10m0$Build-3</meta:generator>
    <meta:document-statistic meta:table-count="2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7cm" svg:y="3.703cm" style:legend-expansion="high" chart:style-name="ch2"/>
        <chart:plot-area chart:style-name="ch3" table:cell-range-address="Top.A1:Top.C18" chart:data-source-has-labels="row" svg:x="0.32cm" svg:y="0.18cm" svg:width="13.407cm" svg:height="8.64cm">
          <chartooo:coordinate-region svg:x="0.756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p.A2:Top.A18" chart:label-cell-address="Top.A1:Top.A1" chart:class="chart:line">
            <chart:data-point chart:repeated="17"/>
          </chart:series>
          <chart:series chart:style-name="ch7" chart:values-cell-range-address="Top.B2:Top.B18" chart:label-cell-address="Top.B1:Top.B1" chart:class="chart:line">
            <chart:data-point chart:repeated="17"/>
          </chart:series>
          <chart:series chart:style-name="ch8" chart:values-cell-range-address="Top.C2:Top.C18" chart:label-cell-address="Top.C1:Top.C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</text:p>
                <draw:g>
                  <svg:desc>Top.A1:Top.A1</svg:desc>
                </draw:g>
              </table:table-cell>
              <table:table-cell office:value-type="string">
                <text:p>Lsh</text:p>
                <draw:g>
                  <svg:desc>Top.B1:Top.B1</svg:desc>
                </draw:g>
              </table:table-cell>
              <table:table-cell office:value-type="string">
                <text:p>Csh</text:p>
                <draw:g>
                  <svg:desc>Top.C1:To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op.A2:Top.A18</svg:desc>
                </draw:g>
              </table:table-cell>
              <table:table-cell office:value-type="float" office:value="6.8">
                <text:p>6.8</text:p>
                <draw:g>
                  <svg:desc>Top.B2:Top.B18</svg:desc>
                </draw:g>
              </table:table-cell>
              <table:table-cell office:value-type="float" office:value="0.3">
                <text:p>0.3</text:p>
                <draw:g>
                  <svg:desc>Top.C2:Top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">
                <text:p>2.2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3.9">
                <text:p>3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">
                <text:p>6.8</text:p>
              </table:table-cell>
              <table:table-cell office:value-type="float" office:value="4.7">
                <text:p>4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">
                <text:p>6.8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  <table:table-cell office:value-type="float" office:value="1.5">
                <text:p>1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8">
                <text:p>6.8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">
                <text:p>8.2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